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20pt" style:font-size-asian="120pt" style:font-size-complex="1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0pt" style:font-size-asian="120pt" style:font-size-complex="1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7cm" svg:height="4cm" svg:x="85cm" svg:y="63.5cm">
          <text:p text:style-name="P1"><text:span text:style-name="T1">randtoolbox</text:span></text:p>
        </draw:ellipse>
        <draw:ellipse draw:style-name="gr1" draw:text-style-name="P2" draw:layer="layout" svg:width="7cm" svg:height="4cm" svg:x="85cm" svg:y="69cm">
          <text:p text:style-name="P1"><text:span text:style-name="T1">rngWELL</text:span></text:p>
        </draw:ellipse>
        <draw:ellipse draw:style-name="gr1" draw:text-style-name="P2" draw:layer="layout" svg:width="7cm" svg:height="4cm" svg:x="60.7cm" svg:y="62cm">
          <text:p text:style-name="P1"><text:span text:style-name="T1">fBasics</text:span></text:p>
        </draw:ellipse>
        <draw:ellipse draw:style-name="gr1" draw:text-style-name="P2" draw:layer="layout" svg:width="7cm" svg:height="4cm" svg:x="56cm" svg:y="68cm">
          <text:p text:style-name="P1"><text:span text:style-name="T1">timeDate</text:span></text:p>
        </draw:ellipse>
        <draw:ellipse draw:style-name="gr1" draw:text-style-name="P2" draw:layer="layout" svg:width="7cm" svg:height="4cm" svg:x="65.5cm" svg:y="68cm">
          <text:p text:style-name="P1"><text:span text:style-name="T1">timeSeries</text:span></text:p>
        </draw:ellipse>
        <draw:ellipse draw:style-name="gr1" draw:text-style-name="P2" draw:layer="layout" svg:width="7cm" svg:height="4cm" svg:x="70.5cm" svg:y="45.5cm">
          <text:p text:style-name="P1"><text:span text:style-name="T1">fAsianOptions</text:span></text:p>
        </draw:ellipse>
        <draw:ellipse draw:style-name="gr1" draw:text-style-name="P2" draw:layer="layout" svg:width="7cm" svg:height="4cm" svg:x="48cm" svg:y="56.5cm">
          <text:p text:style-name="P1"><text:span text:style-name="T1">fBonds</text:span></text:p>
        </draw:ellipse>
        <draw:ellipse draw:style-name="gr1" draw:text-style-name="P2" draw:layer="layout" svg:width="7cm" svg:height="4cm" svg:x="57.2cm" svg:y="50cm">
          <text:p text:style-name="P1"><text:span text:style-name="T1">fMultivar</text:span></text:p>
        </draw:ellipse>
        <draw:ellipse draw:style-name="gr1" draw:text-style-name="P2" draw:layer="layout" svg:width="7cm" svg:height="4cm" svg:x="64.8cm" svg:y="50cm">
          <text:p text:style-name="P1"><text:span text:style-name="T1">fTrading</text:span></text:p>
        </draw:ellipse>
        <draw:line draw:style-name="gr2" draw:text-style-name="P1" draw:layer="layout" svg:x1="88.4cm" svg:y1="67.5cm" svg:x2="88.4cm" svg:y2="69cm">
          <text:p/>
        </draw:line>
        <draw:line draw:style-name="gr2" draw:text-style-name="P1" draw:layer="layout" svg:x1="62cm" svg:y1="54.5cm" svg:x2="63cm" svg:y2="61cm">
          <text:p/>
        </draw:line>
        <draw:line draw:style-name="gr2" draw:text-style-name="P1" draw:layer="layout" svg:x1="67cm" svg:y1="54.5cm" svg:x2="65.5cm" svg:y2="61.5cm">
          <text:p/>
        </draw:line>
        <draw:line draw:style-name="gr2" draw:text-style-name="P1" draw:layer="layout" svg:x1="62.5cm" svg:y1="66cm" svg:x2="61.5cm" svg:y2="68cm">
          <text:p/>
        </draw:line>
        <draw:line draw:style-name="gr2" draw:text-style-name="P1" draw:layer="layout" svg:x1="66cm" svg:y1="66cm" svg:x2="67.5cm" svg:y2="68cm">
          <text:p/>
        </draw:line>
        <draw:ellipse draw:style-name="gr1" draw:text-style-name="P2" draw:layer="layout" svg:width="7cm" svg:height="4cm" svg:x="61cm" svg:y="43.5cm">
          <text:p text:style-name="P1"><text:span text:style-name="T1">fRegression</text:span></text:p>
        </draw:ellipse>
        <draw:line draw:style-name="gr2" draw:text-style-name="P1" draw:layer="layout" svg:x1="62.5cm" svg:y1="47.5cm" svg:x2="61.5cm" svg:y2="49.5cm">
          <text:p/>
        </draw:line>
        <draw:line draw:style-name="gr2" draw:text-style-name="P1" draw:layer="layout" svg:x1="66cm" svg:y1="48cm" svg:x2="67cm" svg:y2="50cm">
          <text:p/>
        </draw:line>
        <draw:ellipse draw:style-name="gr1" draw:text-style-name="P2" draw:layer="layout" svg:width="7cm" svg:height="4cm" svg:x="93.5cm" svg:y="69cm">
          <text:p text:style-name="P1"><text:span text:style-name="T1">fUtilities</text:span></text:p>
        </draw:ellipse>
        <draw:ellipse draw:style-name="gr1" draw:text-style-name="P2" draw:layer="layout" svg:width="7cm" svg:height="4cm" svg:x="103cm" svg:y="68.5cm">
          <text:p text:style-name="P1"><text:span text:style-name="T1">fEcofin</text:span></text:p>
        </draw:ellipse>
        <draw:ellipse draw:style-name="gr1" draw:text-style-name="P2" draw:layer="layout" svg:width="7cm" svg:height="4cm" svg:x="98cm" svg:y="63cm">
          <text:p text:style-name="P1"><text:span text:style-name="T1">fCalendar</text:span></text:p>
        </draw:ellipse>
        <draw:ellipse draw:style-name="gr1" draw:text-style-name="P2" draw:layer="layout" svg:width="7cm" svg:height="4cm" svg:x="98cm" svg:y="56cm">
          <text:p text:style-name="P1"><text:span text:style-name="T1">fSeries</text:span></text:p>
        </draw:ellipse>
        <draw:line draw:style-name="gr2" draw:text-style-name="P1" draw:layer="layout" svg:x1="99.5cm" svg:y1="67cm" svg:x2="98.5cm" svg:y2="69cm">
          <text:p/>
        </draw:line>
        <draw:line draw:style-name="gr2" draw:text-style-name="P1" draw:layer="layout" svg:x1="103.5cm" svg:y1="67cm" svg:x2="104.5cm" svg:y2="68.5cm">
          <text:p/>
        </draw:line>
        <draw:line draw:style-name="gr2" draw:text-style-name="P1" draw:layer="layout" svg:x1="101.5cm" svg:y1="60.5cm" svg:x2="101.5cm" svg:y2="62.5cm">
          <text:p/>
        </draw:line>
        <draw:ellipse draw:style-name="gr1" draw:text-style-name="P2" draw:layer="layout" svg:width="7cm" svg:height="4cm" svg:x="72.5cm" svg:y="51.5cm">
          <text:p text:style-name="P1"><text:span text:style-name="T1">fOptions</text:span></text:p>
        </draw:ellipse>
        <draw:ellipse draw:style-name="gr1" draw:text-style-name="P2" draw:layer="layout" svg:width="7cm" svg:height="4cm" svg:x="78.5cm" svg:y="45.5cm">
          <text:p text:style-name="P1"><text:span text:style-name="T1">fExoticOptions</text:span></text:p>
        </draw:ellipse>
        <draw:line draw:style-name="gr2" draw:text-style-name="P1" draw:layer="layout" svg:x1="73cm" svg:y1="55.5cm" svg:x2="67.5cm" svg:y2="62cm">
          <text:p/>
        </draw:line>
        <draw:line draw:style-name="gr2" draw:text-style-name="P1" draw:layer="layout" svg:x1="74.5cm" svg:y1="50cm" svg:x2="75cm" svg:y2="51cm">
          <text:p/>
        </draw:line>
        <draw:line draw:style-name="gr2" draw:text-style-name="P1" draw:layer="layout" svg:x1="80cm" svg:y1="49.5cm" svg:x2="78.5cm" svg:y2="51.5cm">
          <text:p/>
        </draw:line>
        <draw:line draw:style-name="gr2" draw:text-style-name="P1" draw:layer="layout" svg:x1="55cm" svg:y1="60cm" svg:x2="60.5cm" svg:y2="63cm">
          <text:p/>
        </draw:line>
        <draw:ellipse draw:style-name="gr1" draw:text-style-name="P2" draw:layer="layout" svg:width="7cm" svg:height="4cm" svg:x="49cm" svg:y="51cm">
          <text:p text:style-name="P1"><text:span text:style-name="T1">fCopulae</text:span></text:p>
        </draw:ellipse>
        <draw:line draw:style-name="gr2" draw:text-style-name="P1" draw:layer="layout" svg:x1="55cm" svg:y1="55cm" svg:x2="61.5cm" svg:y2="61.5cm">
          <text:p/>
        </draw:line>
        <draw:ellipse draw:style-name="gr1" draw:text-style-name="P2" draw:layer="layout" svg:width="7cm" svg:height="4cm" svg:x="49cm" svg:y="44.5cm">
          <text:p text:style-name="P1"><text:span text:style-name="T1">fAssets</text:span></text:p>
        </draw:ellipse>
        <draw:ellipse draw:style-name="gr1" draw:text-style-name="P2" draw:layer="layout" svg:width="7cm" svg:height="4cm" svg:x="43cm" svg:y="38.5cm">
          <text:p text:style-name="P1"><text:span text:style-name="T1">fPortfolio</text:span></text:p>
        </draw:ellipse>
        <draw:line draw:style-name="gr2" draw:text-style-name="P1" draw:layer="layout" svg:x1="52.5cm" svg:y1="49cm" svg:x2="52.5cm" svg:y2="51cm">
          <text:p/>
        </draw:line>
        <draw:ellipse draw:style-name="gr1" draw:text-style-name="P2" draw:layer="layout" svg:width="7cm" svg:height="4cm" svg:x="75cm" svg:y="56cm">
          <text:p text:style-name="P1"><text:span text:style-name="T1">fImport</text:span></text:p>
        </draw:ellipse>
        <draw:ellipse draw:style-name="gr1" draw:text-style-name="P2" draw:layer="layout" svg:width="7cm" svg:height="4cm" svg:x="76cm" svg:y="60.5cm">
          <text:p text:style-name="P1"><text:span text:style-name="T1">fUnitRoots</text:span></text:p>
        </draw:ellipse>
        <draw:ellipse draw:style-name="gr1" draw:text-style-name="P2" draw:layer="layout" svg:width="7cm" svg:height="4cm" svg:x="45cm" svg:y="61.5cm">
          <text:p text:style-name="P1"><text:span text:style-name="T1">fArma</text:span></text:p>
        </draw:ellipse>
        <draw:line draw:style-name="gr2" draw:text-style-name="P1" draw:layer="layout" svg:x1="53cm" svg:y1="64cm" svg:x2="59cm" svg:y2="64.5cm">
          <text:p/>
        </draw:line>
        <draw:line draw:style-name="gr2" draw:text-style-name="P1" draw:layer="layout" svg:x1="74.5cm" svg:y1="59cm" svg:x2="68.5cm" svg:y2="63cm">
          <text:p/>
        </draw:line>
        <draw:line draw:style-name="gr2" draw:text-style-name="P1" draw:layer="layout" svg:x1="75.5cm" svg:y1="63cm" svg:x2="69cm" svg:y2="64.5cm">
          <text:p/>
        </draw:line>
        <draw:ellipse draw:style-name="gr1" draw:text-style-name="P2" draw:layer="layout" svg:width="7cm" svg:height="4cm" svg:x="32.5cm" svg:y="31cm">
          <text:p text:style-name="P1"><text:span text:style-name="T1">fPortfolioSolver</text:span></text:p>
        </draw:ellipse>
        <draw:ellipse draw:style-name="gr1" draw:text-style-name="P2" draw:layer="layout" svg:width="7cm" svg:height="4cm" svg:x="47.5cm" svg:y="31.5cm">
          <text:p text:style-name="P1"><text:span text:style-name="T1">fPortfolioBacktest</text:span></text:p>
        </draw:ellipse>
        <draw:ellipse draw:style-name="gr1" draw:text-style-name="P2" draw:layer="layout" svg:width="7cm" svg:height="4cm" svg:x="42.5cm" svg:y="24.5cm">
          <text:p text:style-name="P1"><text:span text:style-name="T1">fPortfolioAdvanced</text:span></text:p>
        </draw:ellipse>
        <draw:line draw:style-name="gr2" draw:text-style-name="P1" draw:layer="layout" svg:x1="39.5cm" svg:y1="34.5cm" svg:x2="44cm" svg:y2="38.5cm">
          <text:p/>
        </draw:line>
        <draw:line draw:style-name="gr2" draw:text-style-name="P1" draw:layer="layout" svg:x1="49cm" svg:y1="36cm" svg:x2="48cm" svg:y2="38cm">
          <text:p/>
        </draw:line>
        <draw:line draw:style-name="gr2" draw:text-style-name="P1" draw:layer="layout" svg:x1="48cm" svg:y1="28.5cm" svg:x2="49.5cm" svg:y2="31cm">
          <text:p/>
        </draw:line>
        <draw:line draw:style-name="gr2" draw:text-style-name="P1" draw:layer="layout" svg:x1="42.5cm" svg:y1="28cm" svg:x2="39.5cm" svg:y2="31cm">
          <text:p/>
        </draw:line>
        <draw:ellipse draw:style-name="gr1" draw:text-style-name="P2" draw:layer="layout" svg:width="7cm" svg:height="4cm" svg:x="18.5cm" svg:y="43cm">
          <text:p text:style-name="P1"><text:span text:style-name="T1">RlpSolve</text:span></text:p>
        </draw:ellipse>
        <draw:ellipse draw:style-name="gr1" draw:text-style-name="P2" draw:layer="layout" svg:width="7cm" svg:height="4cm" svg:x="26cm" svg:y="43cm">
          <text:p text:style-name="P1"><text:span text:style-name="T1">Ripop</text:span></text:p>
        </draw:ellipse>
        <draw:ellipse draw:style-name="gr1" draw:text-style-name="P2" draw:layer="layout" svg:width="7cm" svg:height="4cm" svg:x="14.5cm" svg:y="39cm">
          <text:p text:style-name="P1"><text:span text:style-name="T1">Rdonlp2</text:span></text:p>
        </draw:ellipse>
        <draw:ellipse draw:style-name="gr1" draw:text-style-name="P2" draw:layer="layout" svg:width="7cm" svg:height="4cm" svg:x="33.5cm" svg:y="43cm">
          <text:p text:style-name="P1"><text:span text:style-name="T1">Rsocp</text:span></text:p>
        </draw:ellipse>
        <draw:ellipse draw:style-name="gr1" draw:text-style-name="P2" draw:layer="layout" svg:width="7cm" svg:height="4cm" svg:x="14.2cm" svg:y="30.9cm">
          <text:p text:style-name="P1"><text:span text:style-name="T1">fMarkovSwitching</text:span></text:p>
        </draw:ellipse>
        <draw:ellipse draw:style-name="gr1" draw:text-style-name="P2" draw:layer="layout" svg:width="7cm" svg:height="4cm" svg:x="35.5cm" svg:y="38.5cm">
          <text:p text:style-name="P1"><text:span text:style-name="T1">RlpSolveAPI</text:span></text:p>
        </draw:ellipse>
        <draw:line draw:style-name="gr2" draw:text-style-name="P1" draw:layer="layout" svg:x1="48.5cm" svg:y1="42.5cm" svg:x2="50.5cm" svg:y2="44.5cm">
          <text:p/>
        </draw:line>
        <draw:line draw:style-name="gr2" draw:text-style-name="P1" draw:layer="layout" svg:x1="36.5cm" svg:y1="35.5cm" svg:x2="38cm" svg:y2="38cm">
          <text:p/>
        </draw:line>
        <draw:line draw:style-name="gr2" draw:text-style-name="P1" draw:layer="layout" svg:x1="35.5cm" svg:y1="35.5cm" svg:x2="35.5cm" svg:y2="42.5cm">
          <text:p/>
        </draw:line>
        <draw:line draw:style-name="gr2" draw:text-style-name="P1" draw:layer="layout" svg:x1="34cm" svg:y1="35cm" svg:x2="31cm" svg:y2="42.5cm">
          <text:p/>
        </draw:line>
        <draw:line draw:style-name="gr2" draw:text-style-name="P1" draw:layer="layout" svg:x1="32.5cm" svg:y1="34.5cm" svg:x2="24.5cm" svg:y2="43cm">
          <text:p/>
        </draw:line>
        <draw:line draw:style-name="gr2" draw:text-style-name="P1" draw:layer="layout" svg:x1="32cm" svg:y1="33.5cm" svg:x2="22.5cm" svg:y2="39.5cm">
          <text:p/>
        </draw:line>
        <draw:line draw:style-name="gr2" draw:text-style-name="P1" draw:layer="layout" svg:x1="17.5cm" svg:y1="35.5cm" svg:x2="17.5cm" svg:y2="38.5cm">
          <text:p/>
        </draw:line>
        <draw:ellipse draw:style-name="gr1" draw:text-style-name="P2" draw:layer="layout" svg:width="7cm" svg:height="4cm" svg:x="29cm" svg:y="68.5cm">
          <text:p text:style-name="P1"><text:span text:style-name="T1">HyperbolicDist</text:span></text:p>
        </draw:ellipse>
        <draw:ellipse draw:style-name="gr1" draw:text-style-name="P2" draw:layer="layout" svg:width="7cm" svg:height="4cm" svg:x="16cm" svg:y="68.5cm">
          <text:p text:style-name="P1"><text:span text:style-name="T1">FKF</text:span></text:p>
        </draw:ellipse>
        <draw:ellipse draw:style-name="gr1" draw:text-style-name="P2" draw:layer="layout" svg:width="7cm" svg:height="4cm" svg:x="39.5cm" svg:y="68.5cm">
          <text:p text:style-name="P1"><text:span text:style-name="T1">BLCOP</text:span></text:p>
        </draw:ellipse>
        <draw:ellipse draw:style-name="gr1" draw:text-style-name="P2" draw:layer="layout" svg:width="7cm" svg:height="4cm" svg:x="2cm" svg:y="68cm">
          <text:p text:style-name="P1"><text:span text:style-name="T1">fACD</text:span></text:p>
        </draw:ellipse>
        <draw:ellipse draw:style-name="gr1" draw:text-style-name="P2" draw:layer="layout" svg:width="7cm" svg:height="4cm" svg:x="29cm" svg:y="61cm">
          <text:p text:style-name="P1"><text:span text:style-name="T1">VarianceGamma</text:span></text:p>
        </draw:ellipse>
        <draw:ellipse draw:style-name="gr1" draw:text-style-name="P2" draw:layer="layout" svg:width="7cm" svg:height="4cm" svg:x="16.5cm" svg:y="61.5cm">
          <text:p text:style-name="P1"><text:span text:style-name="T1">schwartz97</text:span></text:p>
        </draw:ellipse>
        <draw:ellipse draw:style-name="gr1" draw:text-style-name="P2" draw:layer="layout" svg:width="7cm" svg:height="4cm" svg:x="3cm" svg:y="55.5cm">
          <text:p text:style-name="P1"><text:span text:style-name="T1">ghyp</text:span></text:p>
        </draw:ellipse>
        <draw:line draw:style-name="gr2" draw:text-style-name="P1" draw:layer="layout" svg:x1="19.5cm" svg:y1="65.5cm" svg:x2="19.5cm" svg:y2="68cm">
          <text:p/>
        </draw:line>
        <draw:line draw:style-name="gr2" draw:text-style-name="P1" draw:layer="layout" svg:x1="32.5cm" svg:y1="65cm" svg:x2="32.5cm" svg:y2="68cm">
          <text:p/>
        </draw:line>
        <draw:frame draw:style-name="gr3" draw:text-style-name="P3" draw:layer="layout" svg:width="38.5cm" svg:height="7.5cm" svg:x="39.5cm" svg:y="14.5cm">
          <draw:text-box>
            <text:p text:style-name="P3"><text:span text:style-name="T2">Rmetrics Nebulo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22T20:32:01</meta:creation-date>
    <dc:date>2009-07-22T21:24:10</dc:date>
    <meta:editing-duration>PT00H52M10S</meta:editing-duration>
    <meta:editing-cycles>5</meta:editing-cycles>
    <meta:generator>NeoOffice/3.0$Unix OpenOffice.org_project/Patch 2</meta:generator>
    <meta:print-date>2009-07-22T21:22:35</meta:print-date>
    <meta:document-statistic meta:object-count="71"/>
  </office:meta>
</office:document-meta>
</file>